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b3f67" officeooo:paragraph-rsid="000b3f67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0b3f67" officeooo:paragraph-rsid="000b3f67"/>
    </style:style>
    <style:style style:name="P3" style:family="paragraph" style:parent-style-name="Standard">
      <style:text-properties style:text-underline-style="solid" style:text-underline-width="auto" style:text-underline-color="font-color" officeooo:rsid="000cc7f3" officeooo:paragraph-rsid="000cc7f3"/>
    </style:style>
    <style:style style:name="P4" style:family="paragraph" style:parent-style-name="Standard">
      <style:text-properties officeooo:rsid="000cc7f3" officeooo:paragraph-rsid="000cc7f3"/>
    </style:style>
    <style:style style:name="P5" style:family="paragraph" style:parent-style-name="Standard">
      <style:text-properties officeooo:rsid="00104e0f" officeooo:paragraph-rsid="00104e0f"/>
    </style:style>
    <style:style style:name="T1" style:family="text">
      <style:text-properties officeooo:rsid="000cc7f3"/>
    </style:style>
    <style:style style:name="T2" style:family="text">
      <style:text-properties officeooo:rsid="000d23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VM</text:p>
      <text:p text:style-name="Standard"/>
      <text:p text:style-name="P2">Le SVM ou Support Vector Machine <text:span text:style-name="T1">(ou séparateur à vaste marge) sont un ensemble de technique d’apprentissage supervisé (la solution au problème sur les données d’entraînement et va permettre à la machine de s’améliorer) visant à résoudre des problèmes de discrimination.</text:span></text:p>
      <text:p text:style-name="P2"/>
      <text:p text:style-name="P3">Il y a deux principes fondamentaux en SVM :</text:p>
      <text:p text:style-name="P4"/>
      <text:p text:style-name="P4">I – Maximiser la marge <text:span text:style-name="T2">entre la frontière et les points</text:span></text:p>
      <text:p text:style-name="P4"/>
      <text:p text:style-name="P4">Il faut trouver la frontière (un hyperplan <text:span text:style-name="T2">intercalé entre deux groupe de points définis</text:span>) qui maximise la somme de toutes les distances entre celui-ci et les points.</text:p>
      <text:p text:style-name="P4"/>
      <text:p text:style-name="P4"/>
      <text:p text:style-name="P4"/>
      <text:p text:style-name="P4"/>
      <text:p text:style-name="P4">II – <text:span text:style-name="T2">Transformer l’espace des données d’entré en en espace de plus grande dimension afin de trouver une probable séparation linéaire</text:span></text:p>
      <text:p text:style-name="P4"/>
      <text:p text:style-name="P4"/>
      <text:p text:style-name="P5">Chercher une base pour que le problème deviennes linéair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4T14:09:13.676000000</meta:creation-date>
    <dc:date>2025-04-04T14:46:39.835000000</dc:date>
    <meta:editing-duration>PT24M19S</meta:editing-duration>
    <meta:editing-cycles>5</meta:editing-cycles>
    <meta:generator>LibreOffice/24.8.5.2$Windows_X86_64 LibreOffice_project/fddf2685c70b461e7832239a0162a77216259f22</meta:generator>
    <meta:document-statistic meta:table-count="0" meta:image-count="0" meta:object-count="0" meta:page-count="1" meta:paragraph-count="7" meta:word-count="117" meta:character-count="725" meta:non-whitespace-character-count="613"/>
  </office:meta>
</office:document-meta>
</file>